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M</mi>
                <mi>T</mi>
              </msub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frac>
                          <mrow>
                            <mrow>
                              <mi>n</mi>
                              <mo stretchy="false">⋅</mo>
                              <mi>L</mi>
                              <mo stretchy="false">⋅</mo>
                              <msup>
                                <mi>cos</mi>
                                <mn>2</mn>
                              </msup>
                            </mrow>
                            <mi mathvariant="normal">α</mi>
                          </mrow>
                          <mrow>
                            <mrow>
                              <msup>
                                <mi>n</mi>
                                <mn>2</mn>
                              </msup>
                              <mo stretchy="false">−</mo>
                              <msup>
                                <mi>sin</mi>
                                <mn>2</mn>
                              </msup>
                            </mrow>
                            <mi mathvariant="normal">α</mi>
                          </mrow>
                        </mfrac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space width="6em"/>
            <mrow>
              <msub>
                <mi>M</mi>
                <mi>S</mi>
              </msub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frac>
                          <mi>L</mi>
                          <mi>n</mi>
                        </mfrac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>
          <mrow>
            <mi mathvariant="normal">β</mi>
            <mrow>
              <mspace width="2em"/>
              <mo stretchy="false">=</mo>
              <mspace width="2em"/>
            </mrow>
            <mi>arcsin</mi>
            <mrow>
              <mo fence="true" stretchy="true">(</mo>
              <mrow>
                <mfrac>
                  <mrow>
                    <mi>sin</mi>
                    <mi mathvariant="normal">α</mi>
                  </mrow>
                  <mi>n</mi>
                </mfrac>
              </mrow>
              <mo fence="true" stretchy="true">)</mo>
            </mrow>
          </mrow>
        </mtd>
      </mtr>
      <mtr>
        <mtd>
          <mrow/>
        </mtd>
      </mtr>
      <mtr>
        <mtd>
          <mrow>
            <mrow>
              <msup>
                <msub>
                  <mi>M</mi>
                  <mi>T</mi>
                </msub>
                <mi mathvariant="italic">LF</mi>
              </msup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>cos</mi>
                            <mi mathvariant="normal">β</mi>
                          </mrow>
                          <mrow>
                            <mi>cos</mi>
                            <mi mathvariant="normal">α</mi>
                          </mrow>
                        </mfrac>
                      </mtd>
                      <mtd>
                        <mrow>
                          <mfrac>
                            <mi>h</mi>
                            <mi>n</mi>
                          </mfrac>
                          <mo stretchy="false">⋅</mo>
                          <mfrac>
                            <mrow>
                              <mi>cos</mi>
                              <mi mathvariant="normal">α</mi>
                            </mrow>
                            <mrow>
                              <mi>cos</mi>
                              <mi mathvariant="normal">β</mi>
                            </mrow>
                          </mfrac>
                        </mrow>
                      </mtd>
                    </mtr>
                    <mtr>
                      <mtd>
                        <mn>1</mn>
                      </mtd>
                      <mtd>
                        <mrow>
                          <mfrac>
                            <mn>1</mn>
                            <mi>n</mi>
                          </mfrac>
                          <mo stretchy="false">⋅</mo>
                          <mfrac>
                            <mrow>
                              <mi>cos</mi>
                              <mi mathvariant="normal">α</mi>
                            </mrow>
                            <mrow>
                              <mi>cos</mi>
                              <mi mathvariant="normal">β</mi>
                            </mrow>
                          </mfrac>
                        </mrow>
                      </mtd>
                    </mtr>
                  </mtable>
                </mrow>
                <mo fence="true" stretchy="true">]</mo>
              </mrow>
            </mrow>
            <mspace width="6em"/>
            <mrow>
              <msup>
                <msub>
                  <mi>M</mi>
                  <mi>S</mi>
                </msub>
                <mi mathvariant="italic">LF</mi>
              </msup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frac>
                          <mi>h</mi>
                          <mi>n</mi>
                        </mfrac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i>n</mi>
                        </mfrac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>
          <mrow>
            <mrow>
              <msup>
                <msub>
                  <mi>M</mi>
                  <mi>T</mi>
                </msub>
                <mi mathvariant="italic">RT</mi>
              </msup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>cos</mi>
                            <mi mathvariant="normal">α</mi>
                          </mrow>
                          <mrow>
                            <mi>cos</mi>
                            <mi mathvariant="normal">β</mi>
                          </mrow>
                        </mfrac>
                      </mtd>
                      <mtd>
                        <mrow>
                          <mi>h</mi>
                          <mfrac>
                            <mrow>
                              <mi>cos</mi>
                              <mi mathvariant="normal">α</mi>
                            </mrow>
                            <mrow>
                              <mi>cos</mi>
                              <mi mathvariant="normal">β</mi>
                            </mrow>
                          </mfrac>
                        </mrow>
                      </mtd>
                    </mtr>
                    <mtr>
                      <mtd>
                        <mn>0</mn>
                      </mtd>
                      <mtd>
                        <mrow>
                          <mi>n</mi>
                          <mfrac>
                            <mrow>
                              <mi>cos</mi>
                              <mi mathvariant="normal">β</mi>
                            </mrow>
                            <mrow>
                              <mi>cos</mi>
                              <mi mathvariant="normal">α</mi>
                            </mrow>
                          </mfrac>
                        </mrow>
                      </mtd>
                    </mtr>
                  </mtable>
                </mrow>
                <mo fence="true" stretchy="true">]</mo>
              </mrow>
            </mrow>
            <mspace width="6em"/>
            <mrow>
              <msup>
                <msub>
                  <mi>M</mi>
                  <mi>S</mi>
                </msub>
                <mi mathvariant="italic">RT</mi>
              </msup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i>h</mi>
                      </mtd>
                    </mtr>
                    <mtr>
                      <mtd>
                        <mn>0</mn>
                      </mtd>
                      <mtd>
                        <mi>n</mi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M_{T} = left [ matrix{1 # {n cdot L cdot cos^2 %ialpha} over {n^2 - sin^2 %ialpha} ## 0  # 1} right ]  
~~~
M_{S} = left [ matrix{1 # L over n ## 0  # 1} right ] 

newline newline

%ibeta ~ = ~ arcsin left ( {sin %ialpha} over n right )

newline newline

{M_{T}}^{LF} = left [ matrix{ 
	{cos %ibeta} over {cos %ialpha } # 
	{h over n} cdot {{cos %ialpha} over {cos %ibeta}} ## 
	1 # {1 over n} cdot {{cos %ialpha} over {cos %ibeta}} } right]
~~~
{M_{S}}^{LF} = left [ matrix{ 1 # h over n ## 0 # 1 over n} right]

newline newline

{M_{T}}^{RT} = left [ matrix{ 
	{{cos %ialpha} over {cos %ibeta}} # 
	h {{cos %ialpha} over {cos %ibeta}} ## 
	0 # n {{cos %ibeta} over {cos %ialpha}} } right]
~~~
{M_{S}}^{RT} = left [ matrix{ 1 # h ## 0 # n} right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1:14:26.87</meta:creation-date>
    <meta:generator>LibreOffice/5.1.6.2$Linux_X86_64 LibreOffice_project/10m0$Build-2</meta:generator>
  </office:meta>
</office:document-meta>
</file>